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style:font-name="Times New Roman" officeooo:rsid="001605cb" officeooo:paragraph-rsid="001605cb"/>
    </style:style>
    <style:style style:name="P2" style:family="paragraph" style:parent-style-name="Standard">
      <style:paragraph-properties fo:line-height="200%"/>
      <style:text-properties officeooo:paragraph-rsid="001766e5"/>
    </style:style>
    <style:style style:name="P3" style:family="paragraph" style:parent-style-name="Standard">
      <style:paragraph-properties fo:line-height="200%"/>
      <style:text-properties style:font-name="Times New Roman" officeooo:rsid="0012a73b" officeooo:paragraph-rsid="0012a73b"/>
    </style:style>
    <style:style style:name="P4" style:family="paragraph" style:parent-style-name="Standard">
      <style:paragraph-properties fo:line-height="200%"/>
      <style:text-properties style:font-name="Times New Roman" officeooo:rsid="0012a73b" officeooo:paragraph-rsid="00143430"/>
    </style:style>
    <style:style style:name="T1" style:family="text">
      <style:text-properties style:font-name="Times New Roman" officeooo:rsid="001095ca"/>
    </style:style>
    <style:style style:name="T2" style:family="text">
      <style:text-properties style:font-name="Times New Roman" fo:font-style="italic" officeooo:rsid="001766e5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d’s Vegetal State</text:p>
      <text:p text:style-name="P2"><text:span text:style-name="T1"/></text:p>
      <text:p text:style-name="P2"><text:span text:style-name="T1">“</text:span><text:span text:style-name="T2">I</text:span><text:span text:style-name="T3"> felt that I had been happy and that I was happy again. For everything to be consummated, for me to feel less alone, I had only to wish that there be a large crowd of spectators the day of my execution and that they greet me with cries of hate.</text:span><text:span text:style-name="T1">”</text:span></text:p>
      <text:p text:style-name="P2"><text:span text:style-name="T1"/></text:p>
      <text:p text:style-name="P3">A beach with roaring waves and clouds that tumble in the sky like boulders. Blue-gray sand drenched in red blood with a growing rust in it’s soul.</text:p>
      <text:p text:style-name="P3"/>
      <text:p text:style-name="P3">An eye bats down to the bullet’s shell lazing on the beach, gun shot residue resting on his mind as the vibration flutters down.</text:p>
      <text:p text:style-name="P3"/>
      <text:p text:style-name="P3">Perhaps the glow of digital heaven upon the rotting face could give him a glimpse into eternity.</text:p>
      <text:p text:style-name="P3"/>
      <text:p text:style-name="P3">What can he do besides consume and be consumed, rats repelled from his strands of hair across his eyes and into his mind.</text:p>
      <text:p text:style-name="P3"/>
      <text:p text:style-name="P4">A body he once owned lies there, sea foam and that bitter crimson bile breed across the line that stretches across everything he ever knew.</text:p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8T22:56:40.825000000</meta:creation-date>
    <dc:date>2024-09-18T23:39:25.287000000</dc:date>
    <meta:editing-duration>PT9M12S</meta:editing-duration>
    <meta:editing-cycles>4</meta:editing-cycles>
    <meta:generator>LibreOffice/24.8.0.3$Windows_X86_64 LibreOffice_project/0bdf1299c94fe897b119f97f3c613e9dca6be583</meta:generator>
    <meta:print-date>2024-09-18T23:34:00.652000000</meta:print-date>
    <meta:printed-by>PDF files</meta:printed-by>
    <meta:document-statistic meta:table-count="0" meta:image-count="0" meta:object-count="0" meta:page-count="1" meta:paragraph-count="7" meta:word-count="170" meta:character-count="896" meta:non-whitespace-character-count="733"/>
  </office:meta>
</office:document-meta>
</file>